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98f45" officeooo:paragraph-rsid="00198f45" style:font-size-asian="12.25pt" style:font-size-complex="14pt"/>
    </style:style>
    <style:style style:name="P5" style:family="paragraph" style:parent-style-name="Standard">
      <style:text-properties style:font-name="Liberation Mono" fo:font-size="14pt" officeooo:rsid="001b7813" officeooo:paragraph-rsid="001b7813" style:font-size-asian="12.25pt" style:font-size-complex="14pt"/>
    </style:style>
    <style:style style:name="P6" style:family="paragraph" style:parent-style-name="Standard">
      <style:text-properties style:font-name="Liberation Mono" fo:font-size="14pt" officeooo:rsid="001d0049" officeooo:paragraph-rsid="001d0049" style:font-size-asian="12.25pt" style:font-size-complex="14pt"/>
    </style:style>
    <style:style style:name="P7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8" style:family="paragraph" style:parent-style-name="Header">
      <style:text-properties officeooo:rsid="00190d94" officeooo:paragraph-rsid="00190d94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20pt" fo:font-weight="bold" style:font-size-asian="16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gr1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142cm" fo:min-width="14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849cm" fo:min-width="2.9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75cm" fo:min-width="2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nal Julio 2021 Elementos de la Matemática</text:p>
      <text:p text:style-name="P1"/>
      <text:p text:style-name="P1">1.1</text:p>
      <text:p text:style-name="P1"><text:tab/>a. Números reales, </text:p>
      <text:p text:style-name="P1"><text:tab/>b. Números Reales, Números Naturales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  <text:p text:style-name="P2"/>
      <text:p text:style-name="P3">2.2</text:p>
      <text:p text:style-name="P3"><text:tab/>La expresión es Falsa.</text:p>
      <text:p text:style-name="P3"/>
      <text:p text:style-name="P3"/>
      <text:p text:style-name="P4"><draw:custom-shape text:anchor-type="paragraph" draw:z-index="0" draw:name="Forma1" draw:style-name="gr1" draw:text-style-name="P9" svg:width="14.847cm" svg:height="8.143cm" svg:x="1.663cm" svg:y="0.09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10" svg:width="1.971cm" svg:height="2.117cm" svg:x="15.774cm" svg:y="0.236cm"><draw:text-box><text:p><text:span text:style-name="T1">U</text:span></text:p></draw:text-box></draw:frame><draw:frame text:anchor-type="paragraph" draw:z-index="2" draw:name="Forma3" draw:style-name="gr3" draw:text-style-name="P11" svg:width="5.733cm" svg:height="2.498cm" svg:x="1.812cm" svg:y="0.266cm"><draw:text-box><text:p><text:span text:style-name="T2">55 Personas</text:span></text:p><text:p><text:span text:style-name="T2"/></text:p></draw:text-box></draw:frame>3.1</text:p>
      <text:p text:style-name="P4"><draw:custom-shape text:anchor-type="paragraph" draw:z-index="3" draw:name="Forma4" draw:style-name="gr4" draw:text-style-name="P12" svg:width="4.118cm" svg:height="4.028cm" svg:x="6.80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12" svg:width="4.118cm" svg:height="4.028cm" svg:x="5.251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4" draw:style-name="gr5" draw:text-style-name="P12" svg:width="4.118cm" svg:height="4.028cm" svg:x="8.28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Forma5" draw:style-name="gr6" draw:text-style-name="P13" svg:width="2.352cm" svg:height="0.976cm" svg:x="7.985cm" svg:y="0.942cm"><draw:text-box><text:p>Habla</text:p><text:p>Inglés: 25</text:p></draw:text-box></draw:frame><draw:frame text:anchor-type="paragraph" draw:z-index="7" draw:name="Forma6" draw:style-name="gr7" draw:text-style-name="P13" svg:width="2.059cm" svg:height="1.618cm" svg:x="5.838cm" svg:y="4.322cm"><draw:text-box><text:p>Habla</text:p><text:p>Francés: 32</text:p></draw:text-box></draw:frame><draw:frame text:anchor-type="paragraph" draw:z-index="8" draw:name="Forma7" draw:style-name="gr8" draw:text-style-name="P13" svg:width="2.207cm" svg:height="1.295cm" svg:x="9.897cm" svg:y="4.35cm"><draw:text-box><text:p>Habla</text:p><text:p>Alemán: 33</text:p></draw:text-box></draw:frame><draw:frame text:anchor-type="paragraph" draw:z-index="9" draw:name="Forma8" draw:style-name="gr9" draw:text-style-name="P13" svg:width="1.47cm" svg:height="1.147cm" svg:x="8.721cm" svg:y="3.676cm"><draw:text-box><text:p>5</text:p></draw:text-box></draw:frame><text:tab/></text:p>
      <text:p text:style-name="P4"/>
      <text:p text:style-name="P4"/>
      <text:p text:style-name="P4"/>
      <text:p text:style-name="P4"><draw:frame text:anchor-type="paragraph" draw:z-index="10" draw:name="Forma9" draw:style-name="gr10" draw:text-style-name="P13" svg:width="1.057cm" svg:height="1.235cm" svg:x="7.223cm" svg:y="0.556cm"><draw:text-box><text:p>FI</text:p></draw:text-box></draw:frame></text:p>
      <text:p text:style-name="P4"><draw:frame text:anchor-type="paragraph" draw:z-index="11" draw:name="Forma10" draw:style-name="gr11" draw:text-style-name="P13" svg:width="1.089cm" svg:height="0.678cm" svg:x="9.574cm" svg:y="0.349cm"><draw:text-box><text:p>IA</text:p></draw:text-box></draw:frame></text:p>
      <text:p text:style-name="P4"/>
      <text:p text:style-name="P4"/>
      <text:p text:style-name="P4"><draw:frame text:anchor-type="paragraph" draw:z-index="12" draw:name="Forma11" draw:style-name="gr12" draw:text-style-name="P13" svg:width="0.853cm" svg:height="0.941cm" svg:x="8.516cm" svg:y="0.025cm"><draw:text-box><text:p>F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tab/>32 + FA + FI = 32 - 5 =</text:p>
      <text:p text:style-name="P5"><text:tab/>25 + FI + IA = 25 – 5 =</text:p>
      <text:p text:style-name="P5"><text:tab/>33 + FA + IA = 33 – 5 =</text:p>
      <text:p text:style-name="P5"/>
      <text:p text:style-name="P6">3.2</text:p>
      <text:p text:style-name="P6"><text:tab/>Dividiendo a los números de A sobre 2, y esperar recibir un resto de 0 de los números que son pa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9:01:23.595000000</dc:date>
    <meta:editing-duration>PT18M28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8" meta:word-count="93" meta:character-count="395" meta:non-whitespace-character-count="303"/>
  </office:meta>
</office:document-meta>
</file>